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555in solid #800000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0555in solid #800000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none" style:font-name="Albany AMT1" fo:font-size="18pt" fo:font-style="normal" fo:text-shadow="none" style:text-underline-style="none"/>
    </style:style>
    <style:style style:name="ce5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6" style:family="table-cell" style:parent-style-name="Default">
      <style:table-cell-properties fo:border-bottom="none" fo:border-left="0.0555in solid #800000" fo:border-right="0.0555in solid #800000" fo:border-top="none"/>
    </style:style>
    <style:style style:name="ce7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fo:border-left="0.0346in solid #800080" fo:border-right="none" fo:border-top="0.0346in solid #800080"/>
    </style:style>
    <style:style style:name="ce10" style:family="table-cell" style:parent-style-name="Default">
      <style:table-cell-properties fo:border-bottom="none" fo:border-left="0.0346in solid #800080" fo:border-right="none" fo:border-top="0.0346in solid #800000"/>
      <style:text-properties fo:font-weight="normal"/>
    </style:style>
    <style:style style:name="ce11" style:family="table-cell" style:parent-style-name="Default">
      <style:table-cell-properties fo:border-bottom="none" fo:border-left="0.0346in solid #800080" fo:border-right="none" fo:border-top="none"/>
      <style:text-properties fo:font-weight="normal"/>
    </style:style>
    <style:style style:name="ce12" style:family="table-cell" style:parent-style-name="Default">
      <style:table-cell-properties fo:border-bottom="0.0346in solid #800000" fo:border-left="0.0346in solid #800080" fo:border-right="none" fo:border-top="none"/>
      <style:text-properties fo:font-weight="normal"/>
    </style:style>
    <style:style style:name="ce13" style:family="table-cell" style:parent-style-name="Default">
      <style:table-cell-properties fo:border-bottom="0.0346in solid #800080" fo:border-left="0.0346in solid #800080" fo:border-right="none" fo:border-top="none"/>
      <style:text-properties fo:font-weight="normal"/>
    </style:style>
    <style:style style:name="ce14" style:family="table-cell" style:parent-style-name="Default" style:data-style-name="N104"/>
    <style:style style:name="ce15" style:family="table-cell" style:parent-style-name="Default" style:data-style-name="N38"/>
    <style:style style:name="ce16" style:family="table-cell" style:parent-style-name="Default" style:data-style-name="N60"/>
    <style:style style:name="ce17" style:family="table-cell" style:parent-style-name="Default" style:data-style-name="N70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line-through-style="solid"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none" fo:border-left="0.0346in solid #008000" fo:border-right="none" fo:border-top="0.0346in solid #008000"/>
    </style:style>
    <style:style style:name="ce21" style:family="table-cell" style:parent-style-name="Default">
      <style:table-cell-properties fo:border-bottom="none" fo:border-left="0.0346in solid #008000" fo:border-right="none" fo:border-top="none"/>
    </style:style>
    <style:style style:name="ce22" style:family="table-cell" style:parent-style-name="Default">
      <style:table-cell-properties fo:border-bottom="0.0346in solid #008000" fo:border-left="0.0346in solid #008000" fo:border-right="none" fo:border-top="none"/>
    </style:style>
    <style:style style:name="ce23" style:family="table-cell" style:parent-style-name="Default">
      <style:text-properties style:text-line-through-style="solid" fo:text-shadow="1pt 1pt"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order-left="none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6" style:family="table-cell" style:parent-style-name="Default">
      <style:table-cell-properties fo:border-bottom="0.0555in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fo:border-bottom="none" fo:border-left="none" fo:border-right="0.0346in solid #800080" fo:border-top="0.0346in solid #800080"/>
    </style:style>
    <style:style style:name="ce28" style:family="table-cell" style:parent-style-name="Default">
      <style:table-cell-properties fo:border-bottom="none" fo:border-left="0.0346in solid #008000" fo:border-right="0.0346in solid #800080" fo:border-top="0.0346in solid #800000"/>
      <style:text-properties fo:font-weight="normal"/>
    </style:style>
    <style:style style:name="ce29" style:family="table-cell" style:parent-style-name="Default">
      <style:table-cell-properties fo:border-bottom="none" fo:border-left="0.0346in solid #008000" fo:border-right="0.0346in solid #800080" fo:border-top="none"/>
      <style:text-properties fo:font-weight="normal"/>
    </style:style>
    <style:style style:name="ce30" style:family="table-cell" style:parent-style-name="Default">
      <style:table-cell-properties fo:border-bottom="0.0346in solid #800000" fo:border-left="0.0346in solid #008000" fo:border-right="0.0346in solid #800080" fo:border-top="none"/>
      <style:text-properties fo:font-weight="normal"/>
    </style:style>
    <style:style style:name="ce31" style:family="table-cell" style:parent-style-name="Default">
      <style:table-cell-properties fo:border-bottom="0.0346in solid #800080" fo:border-left="none" fo:border-right="0.0346in solid #800080" fo:border-top="none"/>
      <style:text-properties fo:font-weight="normal"/>
    </style:style>
    <style:style style:name="ce32" style:family="table-cell" style:parent-style-name="Default">
      <style:table-cell-properties fo:border-bottom="none" fo:border-left="0.0346in solid #800000" fo:border-right="none" fo:border-top="0.0346in solid #800000"/>
    </style:style>
    <style:style style:name="ce33" style:family="table-cell" style:parent-style-name="Default">
      <style:table-cell-properties fo:border-bottom="0.0346in solid #008000" fo:border-left="0.0346in solid #800000" fo:border-right="none" fo:border-top="none"/>
    </style:style>
    <style:style style:name="ce34" style:family="table-cell" style:parent-style-name="Default">
      <style:table-cell-properties fo:border-bottom="0.0346in solid #800000" fo:border-left="0.0346in solid #800000" fo:border-right="none" fo:border-top="none"/>
    </style:style>
    <style:style style:name="ce35" style:family="table-cell" style:parent-style-name="Default">
      <style:table-cell-properties fo:border-bottom="none" fo:border-left="0.0346in solid #800000" fo:border-right="none" fo:border-top="none"/>
    </style:style>
    <style:style style:name="ce36" style:family="table-cell" style:parent-style-name="Default">
      <style:table-cell-properties fo:border-bottom="0.0346in solid #800000" fo:border-left="0.0346in solid #800000" fo:border-right="none" fo:border-top="0.0346in solid #008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346in solid #008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555in solid #800000" fo:border-top="0.0555in solid #800000"/>
      <style:text-properties fo:font-style="italic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none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fo:border-bottom="0.0555in solid #800000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fo:border-bottom="none" fo:border-left="none" fo:border-right="none" fo:border-top="0.0346in solid #008000"/>
    </style:style>
    <style:style style:name="ce43" style:family="table-cell" style:parent-style-name="Default">
      <style:table-cell-properties fo:border-bottom="none" fo:border-left="none" fo:border-right="none" fo:border-top="0.0346in solid #800000"/>
    </style:style>
    <style:style style:name="ce44" style:family="table-cell" style:parent-style-name="Default">
      <style:table-cell-properties fo:border-bottom="0.0346in solid #800000" fo:border-left="none" fo:border-right="none" fo:border-top="none"/>
    </style:style>
    <style:style style:name="ce45" style:family="table-cell" style:parent-style-name="Default">
      <style:table-cell-properties fo:border-bottom="0.0346in solid #800000" fo:border-left="none" fo:border-right="0.0346in solid #008000" fo:border-top="0.0346in solid #008000"/>
    </style:style>
    <style:style style:name="ce46" style:family="table-cell" style:parent-style-name="Default">
      <style:table-cell-properties fo:border-bottom="none" fo:border-left="none" fo:border-right="0.0346in solid #008000" fo:border-top="none"/>
    </style:style>
    <style:style style:name="ce47" style:family="table-cell" style:parent-style-name="Default">
      <style:table-cell-properties fo:border-bottom="0.0346in solid #008000" fo:border-left="none" fo:border-right="0.0346in solid #008000" fo:border-top="none"/>
    </style:style>
    <style:style style:name="ce48" style:family="table-cell" style:parent-style-name="Default">
      <style:table-cell-properties fo:border-bottom="none" fo:border-left="none" fo:border-right="0.0346in solid #008000" fo:border-top="0.0346in solid #008000"/>
    </style:style>
    <style:style style:name="ce49" style:family="table-cell" style:parent-style-name="Default">
      <style:table-cell-properties fo:border-bottom="none" fo:border-left="none" fo:border-right="0.0346in solid #800000" fo:border-top="0.0346in solid #800000"/>
    </style:style>
    <style:style style:name="ce50" style:family="table-cell" style:parent-style-name="Default">
      <style:table-cell-properties fo:border-bottom="0.0346in solid #008000" fo:border-left="none" fo:border-right="0.0346in solid #800000" fo:border-top="none"/>
    </style:style>
    <style:style style:name="ce51" style:family="table-cell" style:parent-style-name="Default">
      <style:table-cell-properties fo:border-bottom="0.0346in solid #800000" fo:border-left="none" fo:border-right="0.0346in solid #800000" fo:border-top="none"/>
    </style:style>
    <style:style style:name="ce52" style:family="table-cell" style:parent-style-name="Default">
      <style:table-cell-properties fo:border-bottom="none" fo:border-left="none" fo:border-right="0.0346in solid #800000" fo:border-top="none"/>
    </style:style>
    <style:style style:name="ce53" style:family="table-cell" style:parent-style-name="Default">
      <style:table-cell-properties fo:border-bottom="none" fo:border-left="0.0555in solid #800000" fo:border-right="none" fo:border-top="0.0555in solid #800000"/>
    </style:style>
    <style:style style:name="ce54" style:family="table-cell" style:parent-style-name="Default">
      <style:table-cell-properties fo:border-bottom="none" fo:border-left="0.0555in solid #800000" fo:border-right="none" fo:border-top="none"/>
    </style:style>
    <style:style style:name="ce55" style:family="table-cell" style:parent-style-name="Default">
      <style:table-cell-properties fo:border-bottom="0.0555in solid #800000" fo:border-left="0.0555in solid #800000" fo:border-right="none" fo:border-top="none"/>
    </style:style>
    <style:style style:name="ce56" style:family="table-cell" style:parent-style-name="Default">
      <style:table-cell-properties fo:border-bottom="none" fo:border-left="0.0346in solid #800080" fo:border-right="none" fo:border-top="0.0346in solid #800080"/>
      <style:text-properties fo:font-weight="bold"/>
    </style:style>
    <style:style style:name="ce57" style:family="table-cell" style:parent-style-name="Default">
      <style:table-cell-properties fo:border-bottom="none" fo:border-left="0.0346in solid #800080" fo:border-right="none" fo:border-top="none"/>
    </style:style>
    <style:style style:name="ce58" style:family="table-cell" style:parent-style-name="Default">
      <style:table-cell-properties fo:border-bottom="0.0346in solid #800080" fo:border-left="0.0346in solid #80008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555in solid #800000"/>
    </style:style>
    <style:style style:name="ce60" style:family="table-cell" style:parent-style-name="Default">
      <style:table-cell-properties fo:border-bottom="0.0555in solid #800000" fo:border-left="none" fo:border-right="none" fo:border-top="none"/>
    </style:style>
    <style:style style:name="ce61" style:family="table-cell" style:parent-style-name="Default">
      <style:text-properties fo:font-style="italic"/>
    </style:style>
    <style:style style:name="ce62" style:family="table-cell" style:parent-style-name="Default">
      <style:table-cell-properties fo:border-bottom="none" fo:border-left="none" fo:border-right="none" fo:border-top="0.0346in solid #800080"/>
    </style:style>
    <style:style style:name="ce63" style:family="table-cell" style:parent-style-name="Default">
      <style:table-cell-properties fo:border-bottom="0.0346in solid #80008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555in solid #800000" fo:border-top="0.0555in solid #800000"/>
    </style:style>
    <style:style style:name="ce65" style:family="table-cell" style:parent-style-name="Default">
      <style:table-cell-properties fo:border-bottom="none" fo:border-left="none" fo:border-right="0.0555in solid #800000" fo:border-top="none"/>
    </style:style>
    <style:style style:name="ce66" style:family="table-cell" style:parent-style-name="Default">
      <style:table-cell-properties fo:border-bottom="0.0555in solid #800000" fo:border-left="none" fo:border-right="0.0555in solid #800000" fo:border-top="none"/>
    </style:style>
    <style:style style:name="ce67" style:family="table-cell" style:parent-style-name="Default">
      <style:table-cell-properties fo:border="none"/>
      <style:text-properties fo:font-weight="bold"/>
    </style:style>
    <style:style style:name="ce68" style:family="table-cell" style:parent-style-name="Default">
      <style:table-cell-properties fo:border="none"/>
      <style:text-properties fo:font-style="italic" fo:font-weight="normal"/>
    </style:style>
    <style:style style:name="ce69" style:family="table-cell" style:parent-style-name="Default">
      <style:table-cell-properties fo:border-bottom="0.0346in solid #008000" fo:border-left="0.0346in solid #800000" fo:border-right="0.0346in solid #008000" fo:border-top="0.0346in solid #800000"/>
    </style:style>
    <style:style style:name="ce70" style:family="table-cell" style:parent-style-name="Default">
      <style:table-cell-properties fo:border-bottom="0.0346in solid #800080" fo:border-left="none" fo:border-right="none" fo:border-top="none"/>
      <style:text-properties fo:font-weight="bold"/>
    </style:style>
    <style:style style:name="ce71" style:family="table-cell" style:parent-style-name="Default">
      <style:table-cell-properties fo:border-bottom="none" fo:border-left="none" fo:border-right="0.0346in solid #800080" fo:border-top="none"/>
    </style:style>
    <style:style style:name="ce72" style:family="table-cell" style:parent-style-name="Default">
      <style:table-cell-properties fo:border-bottom="none" fo:border-left="none" fo:border-right="0.0346in solid #800080" fo:border-top="0.0346in solid #800000"/>
    </style:style>
    <style:style style:name="ce73" style:family="table-cell" style:parent-style-name="Default">
      <style:table-cell-properties fo:border-bottom="0.0346in solid #800000" fo:border-left="none" fo:border-right="0.0346in solid #800080" fo:border-top="none"/>
    </style:style>
    <style:style style:name="ce74" style:family="table-cell" style:parent-style-name="Default">
      <style:table-cell-properties fo:border-bottom="0.0346in solid #800080" fo:border-left="none" fo:border-right="0.0346in solid #800080" fo:border-top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6" office:value-type="string">
            <text:p>string2</text:p>
          </table:table-cell>
          <table:table-cell table:style-name="ce4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hadow Effect</text:p>
          </table:table-cell>
          <table:table-cell table:number-columns-repeated="4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3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90317206545881">
            <text:p>1.9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55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41049565068004">
            <text:p>1.41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08255693227172">
            <text:p>1.08</text:p>
          </table:table-cell>
          <table:table-cell table:number-columns-repeated="6"/>
          <table:table-cell table:style-name="ce8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64341019543047">
            <text:p>1.64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88171225221907">
            <text:p>1.88</text:p>
          </table:table-cell>
          <table:table-cell table:number-columns-repeated="6"/>
          <table:table-cell table:number-columns-repeated="3" table:style-name="ce37" office:value-type="float" office:value="11">
            <text:p>11</text:p>
          </table:table-cell>
          <table:table-cell/>
        </table:table-row>
        <table:table-row table:style-name="ro1">
          <table:table-cell table:style-name="ce7" table:formula="oooc:=RAND()+1" office:value-type="float" office:value="1.89796358575018">
            <text:p>1.9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69in" draw:z-index="4" draw:text-style-name="P2" svg:width="1.7299in" svg:height="0.65in" svg:x="0.0154in" svg:y="0.0661in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9" table:number-matrix-columns-spanned="2" table:number-matrix-rows-spanned="5" table:formula="oooc:=RAND()" office:value-type="float" office:value="0.660900631761598">
            <text:p>0.66</text:p>
          </table:table-cell>
          <table:table-cell table:style-name="ce27" office:value-type="float" office:value="0.638960338495188">
            <text:p>0.64</text:p>
          </table:table-cell>
          <table:table-cell table:number-columns-repeated="5"/>
          <table:table-cell table:number-columns-repeated="3" table:style-name="ce67" office:value-type="float" office:value="12">
            <text:p>12</text:p>
          </table:table-cell>
          <table:table-cell/>
        </table:table-row>
        <table:table-row table:style-name="ro1">
          <table:table-cell table:style-name="ce10" office:value-type="float" office:value="0.0128846517824031">
            <text:p>0.01</text:p>
          </table:table-cell>
          <table:table-cell table:style-name="ce28" office:value-type="float" office:value="0.746122341950481">
            <text:p>0.75</text:p>
          </table:table-cell>
          <table:table-cell table:number-columns-repeated="9"/>
        </table:table-row>
        <table:table-row table:style-name="ro1">
          <table:table-cell table:style-name="ce11" office:value-type="float" office:value="0.210510184155083">
            <text:p>0.21</text:p>
          </table:table-cell>
          <table:table-cell table:style-name="ce29" office:value-type="float" office:value="0.203266481497915">
            <text:p>0.2</text:p>
          </table:table-cell>
          <table:table-cell>
            <draw:control table:end-cell-address="Sheet1.E23" table:end-x="0.6657in" table:end-y="0.1634in" draw:z-index="1" draw:text-style-name="P2" svg:width="1.7299in" svg:height="0.65in" svg:x="0.7134in" svg:y="0.0154in" draw:control="control2"/>
          </table:table-cell>
          <table:table-cell table:number-columns-repeated="2"/>
          <table:table-cell>
            <draw:control table:end-cell-address="Sheet1.G23" table:end-x="0.8524in" table:end-y="0.1673in" draw:z-index="5" draw:text-style-name="P2" svg:width="1.7299in" svg:height="0.65in" svg:x="0.0114in" svg:y="0.0193in" draw:control="control6"/>
          </table:table-cell>
          <table:table-cell/>
          <table:table-cell table:style-name="ce8" office:value-type="string">
            <text:p>Fill Down</text:p>
          </table:table-cell>
          <table:table-cell/>
          <table:table-cell table:style-name="ce8" office:value-type="string">
            <text:p>Fill Up</text:p>
          </table:table-cell>
          <table:table-cell/>
        </table:table-row>
        <table:table-row table:style-name="ro1">
          <table:table-cell table:style-name="ce12" office:value-type="float" office:value="0.409429675158779">
            <text:p>0.41</text:p>
          </table:table-cell>
          <table:table-cell table:style-name="ce30" office:value-type="float" office:value="0.975752406742308">
            <text:p>0.98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3" office:value-type="float" office:value="0.756753906028696">
            <text:p>0.76</text:p>
          </table:table-cell>
          <table:table-cell table:style-name="ce31" office:value-type="float" office:value="0.660900631761598">
            <text:p>0.66</text:p>
          </table:table-cell>
          <table:table-cell table:number-columns-repeated="4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8" office:value-type="float" office:value="13">
            <text:p>13</text:p>
          </table:table-cell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4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2"/>
          <table:table-cell>
            <draw:control table:end-cell-address="Sheet1.G28" table:end-x="0.8524in" table:end-y="0.1598in" draw:z-index="6" draw:text-style-name="P2" svg:width="1.7299in" svg:height="0.65in" svg:x="0.0114in" svg:y="0.0118in" draw:control="control7"/>
          </table:table-cell>
          <table:table-cell table:style-name="ce8"/>
          <table:table-cell table:style-name="ce68" office:value-type="float" office:value="13">
            <text:p>13</text:p>
          </table:table-cell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5" office:value-type="date" office:date-value="2005-06-14">
            <text:p>Tuesday, June 14, 2005</text:p>
          </table:table-cell>
          <table:table-cell table:number-columns-repeated="5"/>
          <table:table-cell table:style-name="ce61"/>
          <table:table-cell table:style-name="ce68" office:value-type="float" office:value="13">
            <text:p>13</text:p>
          </table:table-cell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6" office:value-type="float" office:value="14.499">
            <text:p>1.45E+001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7" office:value-type="float" office:value="1.5">
            <text:p>1 1/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/>
          <table:table-cell table:number-columns-repeated="10"/>
        </table:table-row>
        <table:table-row table:style-name="ro1">
          <table:table-cell table:style-name="ce8"/>
          <table:table-cell table:style-name="ce8" office:value-type="string">
            <text:p>Actual Range B31:D33</text:p>
          </table:table-cell>
          <table:table-cell table:number-columns-repeated="3"/>
          <table:table-cell>
            <draw:control table:end-cell-address="Sheet1.G34" table:end-x="0.8724in" table:end-y="0.1555in" draw:z-index="8" draw:text-style-name="P2" svg:width="1.75in" svg:height="0.6299in" svg:x="0.0114in" svg:y="0.0276in" draw:control="control9"/>
          </table:table-cell>
          <table:table-cell/>
          <table:table-cell>
            <draw:control table:end-cell-address="Sheet1.J35" table:end-x="0.1854in" table:end-y="0.0083in" draw:z-index="7" draw:text-style-name="P2" svg:width="1.7299in" svg:height="0.65in" svg:x="0.2331in" svg:y="0.0276in" draw:control="control8"/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3">
            <text:p>3</text:p>
          </table:table-cell>
          <table:table-cell table:style-name="ce38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Offset (B31:D33).Offset(1,0)</text:p>
          </table:table-cell>
          <table:table-cell table:style-name="ce37" table:number-columns-repeated="2"/>
          <table:table-cell/>
          <table:table-cell table:style-name="ce8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9"/>
          <table:table-cell table:style-name="ce8"/>
        </table:table-row>
        <table:table-row table:style-name="ro1">
          <table:table-cell table:style-name="ce8"/>
          <table:table-cell table:style-name="ce8" office:value-type="string">
            <text:p>Range B39:D41</text:p>
          </table:table-cell>
          <table:table-cell table:number-columns-repeated="3"/>
          <table:table-cell table:style-name="ce56" office:value-type="string">
            <text:p>Negative Column and row offset (H40:G41).Offset(-1,-1)</text:p>
          </table:table-cell>
          <table:table-cell table:style-name="ce62"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32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/>
          <table:table-cell table:style-name="ce57"/>
          <table:table-cell table:style-name="ce20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71"/>
          <table:table-cell table:number-columns-repeated="2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/>
          <table:table-cell table:style-name="ce57"/>
          <table:table-cell table:style-name="ce22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0" table:formula="oooc:=RAND() + 3" office:value-type="float" office:value="3.09005329715556">
            <text:p>3.09</text:p>
          </table:table-cell>
          <table:table-cell table:style-name="ce36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/>
          <table:table-cell table:style-name="ce57"/>
          <table:table-cell/>
          <table:table-cell table:style-name="ce34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number-columns-repeated="2"/>
          <table:table-cell table:style-name="ce58"/>
          <table:table-cell table:style-name="ce63"/>
          <table:table-cell table:style-name="ce70" office:value-type="string">
            <text:p>Range H40:G41</text:p>
          </table:table-cell>
          <table:table-cell table:style-name="ce74"/>
          <table:table-cell table:number-columns-repeated="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>
            <text:p>string1</text:p>
          </table:table-cell>
          <table:table-cell table:style-name="ce42" office:value-type="string">
            <text:p>string2</text:p>
          </table:table-cell>
          <table:table-cell table:style-name="ce48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>
            <text:p>string6</text:p>
          </table:table-cell>
          <table:table-cell table:style-name="ce38" office:value-type="string">
            <text:p>string5</text:p>
          </table:table-cell>
          <table:table-cell table:style-name="ce47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>
            <text:p>string1</text:p>
          </table:table-cell>
          <table:table-cell table:style-name="ce43" office:value-type="string">
            <text:p>string2</text:p>
          </table:table-cell>
          <table:table-cell table:style-name="ce49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>
            <text:p>string4</text:p>
          </table:table-cell>
          <table:table-cell table:style-name="ce44" office:value-type="string">
            <text:p>string5</text:p>
          </table:table-cell>
          <table:table-cell table:style-name="ce51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Range B50:D51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3"/>
          <table:table-cell table:number-columns-repeated="10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20">06/20/2005</text:date>, <text:time>13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20T13:58:37</dc:date>
    <meta:print-date>2005-06-08T13:41:16</meta:print-date>
    <dc:language>en-US</dc:language>
    <meta:editing-cycles>344</meta:editing-cycles>
    <meta:editing-duration>PT8H20M33S</meta:editing-duration>
    <meta:user-defined meta:name="Info 1"/>
    <meta:user-defined meta:name="Info 2"/>
    <meta:user-defined meta:name="Info 3"/>
    <meta:user-defined meta:name="Info 4"/>
    <meta:document-statistic meta:table-count="3" meta:cell-count="129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MsgBox("The characters in the cell A17 form 3rd position to 10th position is " + sheet.Range("A17").Characters(3,7) )
sheet.Range("A19:B22").Font.Bold = true
sheet.Range("A7").Font.Underline = true
sheet.Range("A7").Font.Strikethrough = true
sheet.Range("A7").Font.Shadow = true
sheet.Range("A7").Font.Italic = true
MsgBox("Removing all the fomatting applied to cells")
sheet.Range("A19:B22").Font.Bold = false
sheet.Range("A7").Font.Underline = false
sheet.Range("A7").Font.Strikethrough = false
sheet.Range("A7").Font.Shadow = false
sheet.Range("A7").Font.Italic = false
MsgBox(" The font used in range A7 is " + sheet.Range("A7").Font.Name )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)Offset() is " + sheet.Range("H40:H41").Offset().Count )
MsgBox("The number of first row in the offset range H40:H41.Offset(3) is " + sheet.Range("H40:H41").Offset(3).Row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